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Tahoma" svg:font-family="Tahoma" style:font-family-generic="swiss" style:font-pitch="variable" svg:panose-1="2 11 6 4 3 5 4 4 2 4"/>
    <style:font-face style:name="Noto Sans Devanagari" svg:font-family="Noto Sans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agłówek1" style:master-page-name="MP0" style:family="paragraph">
      <style:paragraph-properties fo:break-before="page"/>
    </style:style>
  </office:automatic-styles>
  <office:body>
    <office:text text:use-soft-page-breaks="true">
      <text:h text:style-name="P1" text:outline-level="1">Słownik pojęć</text:h>
      <text:p text:style-name="Textbody"/>
      <text:h text:style-name="Nagłówek2" text:outline-level="2">Użytkownicy systemu</text:h>
      <text:p text:style-name="Textbody">Administrator – Osoba odpowiedzialna za wdrożenie i zarządzanie systemem</text:p>
      <text:p text:style-name="Textbody">Ekspert PTTK – Pracownik PTTK, odpowiedzialny za dane o odcinkach<text:s/>punktowanych do GOT</text:p>
      <text:p text:style-name="Textbody">Turysta górski – Zalogowany użytkownik systemu</text:p>
      <text:h text:style-name="Nagłówek2" text:outline-level="2">Pojęcia ogólne</text:h>
      <text:p text:style-name="Textbody">GOT – Górska Odznaka Turystyczna</text:p>
      <text:p text:style-name="Textbody">PTTK – Polskie Towarzystwo Turystyczno-Krajoznawcze</text:p>
      <text:p text:style-name="Textbody">Przodownik Turystyki Górskiej PTTK – Osoba propagująca turystykę górską i potwierdzająca<text:s/>poprawność informacji dotyczących GOT podczas wycieczki</text:p>
      <text:p text:style-name="Textbody">Punkty – Punkty przyznawane za przejście odcinków tras punktowanych GOT</text:p>
      <text:p text:style-name="Textbody">Data zdobycia – data zdobycia danego stopnia odznaki</text:p>
      <text:p text:style-name="Textbody">Lokalizacja – lokalizacja punktu startowego, pośredniego lub końcowego trasy.</text:p>
      <text:p text:style-name="Standard">Odcinek – Odcinek trasy wycieczki górskiej</text:p>
      <text:p text:style-name="Standard"/>
      <text:h text:style-name="Nagłówek2" text:outline-level="2">Górska Odznaka Turystyczna</text:h>
      <text:p text:style-name="Textbody">„W góry” – Najniższy poziom odznaki, ma on 3 stopnie: brązowy, srebrny i złoty</text:p>
      <text:p text:style-name="Textbody">Popularna – <text:s/>Drugi najniższy poziom, odznaki ma on 1 stopień</text:p>
      <text:p text:style-name="Textbody">Mała – Środkowy poziom odznaki, ma <text:s/>3 stopnie: brązowy, srebrny i złoty</text:p>
      <text:p text:style-name="Textbody">Duża – Przedostatni <text:s/>możliwy do zdobycia poziom odznaki, dzieli się na 3 stopnie: brązowy srebrny i złoty</text:p>
      <text:p text:style-name="Textbody">„Za wytrwałość” – Najwyższy poziom odznaki, dzieli się na stopnie: mały i duży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Tahoma" svg:font-family="Tahoma" style:font-family-generic="swiss" style:font-pitch="variable" svg:panose-1="2 11 6 4 3 5 4 4 2 4"/>
    <style:font-face style:name="Noto Sans Devanagari" svg:font-family="Noto Sans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Tahoma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agłówek2" style:display-name="Nagłówek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list-style style:name="Outline" style:display-name="Outlin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odtytuł" style:display-name="Podtytuł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picm</meta:initial-creator>
    <dc:creator>epicman213@gmail.com</dc:creator>
    <meta:creation-date>2018-10-22T07:20:00Z</meta:creation-date>
    <dc:date>2018-10-22T07:20:00Z</dc:date>
    <meta:template xlink:href="Normal" xlink:type="simple"/>
    <meta:editing-cycles>2</meta:editing-cycles>
    <meta:editing-duration>PT0S</meta:editing-duration>
    <meta:document-statistic meta:page-count="1" meta:paragraph-count="2" meta:word-count="165" meta:character-count="1155" meta:row-count="8" meta:non-whitespace-character-count="992"/>
  </office:meta>
</office:document-meta>
</file>